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Tahoma" style:font-size-complex="18pt"/>
    </style:style>
    <style:style style:name="P2" style:family="paragraph" style:parent-style-name="Standard">
      <style:text-properties fo:font-variant="small-caps" style:font-name="Cambria" fo:font-size="11pt" fo:letter-spacing="0.0209in" fo:text-shadow="1pt 1pt" fo:font-weight="bold" style:font-size-asian="11pt" style:font-weight-asian="bold" style:font-name-complex="Tahoma" style:font-size-complex="11pt"/>
    </style:style>
    <style:style style:name="P3" style:family="paragraph" style:parent-style-name="Standard">
      <style:text-properties style:font-name="Cambria" fo:font-size="11pt" style:font-size-asian="11pt" style:font-name-complex="Tahoma" style:font-size-complex="11pt"/>
    </style:style>
    <style:style style:name="P4" style:family="paragraph" style:parent-style-name="Standard" style:list-style-name="L1">
      <style:paragraph-properties fo:margin-left="0.1299in" fo:margin-right="0in"/>
      <style:text-properties style:font-name="Cambria" fo:font-size="11pt" officeooo:rsid="001df2e4" officeooo:paragraph-rsid="001df2e4" style:font-size-asian="11pt" style:font-name-complex="Tahoma" style:font-size-complex="11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Cambria" fo:font-size="11pt" officeooo:rsid="001df2e4" officeooo:paragraph-rsid="001df2e4" style:font-size-asian="11pt" style:font-name-complex="Tahoma" style:font-size-complex="11pt"/>
    </style:style>
    <style:style style:name="P6" style:family="paragraph" style:parent-style-name="Standard">
      <style:text-properties style:font-name="Cambria" fo:font-size="11pt" style:text-underline-style="none" officeooo:rsid="001df2e4" style:font-size-asian="11pt" style:font-name-complex="Tahoma" style:font-size-complex="11pt"/>
    </style:style>
    <style:style style:name="T1" style:family="text">
      <style:text-properties officeooo:rsid="001df2e4"/>
    </style:style>
    <style:style style:name="T2" style:family="text">
      <style:text-properties style:text-underline-style="none" officeooo:rsid="001df2e4"/>
    </style:style>
    <style:style style:name="T3" style:family="text">
      <style:text-properties officeooo:rsid="001ff01a"/>
    </style:style>
    <style:style style:name="T4" style:family="text">
      <style:text-properties style:font-name="Cambria" fo:font-size="11pt" style:font-size-asian="11pt" style:font-name-complex="Tahoma" style:font-size-complex="11pt"/>
    </style:style>
    <style:style style:name="T5" style:family="text">
      <style:text-properties style:font-name="Cambria" fo:font-size="11pt" fo:font-weight="bold" style:font-size-asian="11pt" style:font-weight-asian="bold" style:font-name-complex="Tahoma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nalítico</text:p>
      <text:p text:style-name="P2"/>
      <text:p text:style-name="P3">Nome: <text:span text:style-name="T1">Vicente Franzini</text:span></text:p>
      <text:p text:style-name="P3">Referência de cada fonte analisada:</text:p>
      <text:list text:style-name="L1">
        <text:list-header>
          <text:p text:style-name="P4"><text:a xlink:type="simple" xlink:href="http://wiki.icmc.usp.br/images/d/db/AulaListaEncadeada.pdf" text:style-name="Internet_20_link" text:visited-style-name="Visited_20_Internet_20_Link">http://wiki.icmc.usp.br/images/d/db/AulaListaEncadeada.pdf</text:a></text:p>
        </text:list-header>
      </text:list>
      <text:p text:style-name="P5"/>
      <text:p text:style-name="P3">Descrição da obra:</text:p>
      <text:p text:style-name="P3"><text:tab/><text:span text:style-name="T1">Aula passada, estudamos a Lista Encadeada Estática, conceito parecido porém com uma dife­rença fundamental comparando a Lista Encadeada </text:span><text:span text:style-name="T2">Dinâmica: sua forma de alocação.</text:span></text:p>
      <text:p text:style-name="P6"><text:tab/>Enquanto na LEE a alocação era estática, isso é, definida no momento da compilação do código, possuindo tamanho máximo fixo, uma LED é alocada din<text:span text:style-name="T3">a</text:span>micamente pelo gerenciador de memória do sistema, por meio de funções como a malloc de C.</text:p>
      <text:p text:style-name="P6"><text:tab/><text:span text:style-name="T3">A alocação é feita de forma dinâmica de tal forma onde cada nó da lista contém dois valores, o valor guardado pelo nó, e um ponteiro para o próximo. Quando o ponteiro for nulo, é o último elemento da lista, e assim podemos adicionar um novo nó ao fim da lista simplesmente alocando memória para guardar um novo nó, e substituindo o ponteiro no último nó pelo endereço do nó recém-alocado.</text:span></text:p>
      <text:p text:style-name="P6"><text:tab/>Dessa forma, uma LED pode crescer enquanto estiver memória livre, com cada elemento (ou nó) dela sendo alocado no momento em que for necessário.</text:p>
      <text:p text:style-name="P6"><text:tab/>Tem como vantagens comparado a LEE o crescimento sem limites pré-definidos, limitando-se apenas pela memória do computador, a localização dos nós na Heap ao invés de na Pilha. No entanto, traz d<text:span text:style-name="T3">e</text:span>svantagens, como a falta de acesso direto de memória (você precisa percorrer a lista nó por nó para chegar de qualquer um nó para outro), um possível gasto maior de memória por nó devido a necessidade de armazenar endereços de memória ao invés de índices, performance menor que as LEE na alocação de novos elementos, dentre outras.</text:p>
      <text:p text:style-name="P3"/>
      <text:p text:style-name="Standard"><text:span text:style-name="T4">Comentários (uma opinião crítica sobre as fontes consultadas, relacionando-as – </text:span><text:span text:style-name="T5">obrigatório no mínimo 5 linhas</text:span><text:span text:style-name="T4">):</text:span></text:p>
      <text:p text:style-name="P3"/>
      <text:p text:style-name="P3"><text:tab/><text:span text:style-name="T3">Listas Encadeadas Dinâmicas tem sua utilidade, principalmente em circunstâncias onde precisamos frequentemente adicionar novos nós entre dois já existentes, permitindo com tranquilidade tal operação.</text:span></text:p>
      <text:p text:style-name="P3"><text:tab/><text:span text:style-name="T3">Porém, se formos comparar com outros tipos de lista, como a LEE, ou até mesmo com arrays normais, que podem ser alocados dinamicamente também, vemos vários defeitos com ela, como o tempo de acesso, grande uso de memória e certo desperdício em performance com a alocação de novos nós em massa.</text:span></text:p>
      <text:p text:style-name="P3"><text:tab/><text:span text:style-name="T3">Dessa forma, LED são importantes de aprender, porém tem uso restrito na prátic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pt" fo:country="BR" style:font-name-asian="Noto Sans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ambria" fo:font-size="10pt" style:font-size-asian="10pt" style:font-name-complex="Tahom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0.9846in" fo:margin-right="0.9846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Prof. Marcus Vinicius Maltempi</text:p>
        <text:p text:style-name="MP1">Estruturas de Dados I – Noturno, 1º Sem/20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odelo RAN</dc:title>
    <dc:subject/>
    <meta:keyword/>
    <meta:creation-date>2026-03-16T15:22:45.748132852</meta:creation-date>
    <meta:editing-cycles>3</meta:editing-cycles>
    <meta:editing-duration>PT26M23S</meta:editing-duration>
    <meta:generator>LibreOffice/25.8.5.2$Linux_X86_64 LibreOffice_project/580$Build-2</meta:generator>
    <dc:date>2026-03-16T15:49:07.222107478</dc:date>
    <meta:document-statistic meta:table-count="0" meta:image-count="0" meta:object-count="0" meta:page-count="1" meta:paragraph-count="16" meta:word-count="374" meta:character-count="2377" meta:non-whitespace-character-count="2010"/>
    <meta:template xlink:type="simple" xlink:actuate="onRequest" xlink:title="Modelo RAN" xlink:href="../../../../../../Templates/Modelo%20RAN.ott" meta:date="2026-03-16T15:22:43.529257486"/>
  </office:meta>
</office:document-meta>
</file>